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8.56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166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101.39mm"/>
    </style:style>
    <style:style style:name="co7" style:family="table-column">
      <style:table-column-properties fo:break-before="auto" style:column-width="105.48mm"/>
    </style:style>
    <style:style style:name="co8" style:family="table-column">
      <style:table-column-properties fo:break-before="auto" style:column-width="139.51mm"/>
    </style:style>
    <style:style style:name="co9" style:family="table-column">
      <style:table-column-properties fo:break-before="auto" style:column-width="85.58mm"/>
    </style:style>
    <style:style style:name="co10" style:family="table-column">
      <style:table-column-properties fo:break-before="auto" style:column-width="104.65mm"/>
    </style:style>
    <style:style style:name="co11" style:family="table-column">
      <style:table-column-properties fo:break-before="auto" style:column-width="106.29mm"/>
    </style:style>
    <style:style style:name="co12" style:family="table-column">
      <style:table-column-properties fo:break-before="auto" style:column-width="65.16mm"/>
    </style:style>
    <style:style style:name="co13" style:family="table-column">
      <style:table-column-properties fo:break-before="auto" style:column-width="138.98mm"/>
    </style:style>
    <style:style style:name="co14" style:family="table-column">
      <style:table-column-properties fo:break-before="auto" style:column-width="90.77mm"/>
    </style:style>
    <style:style style:name="co15" style:family="table-column">
      <style:table-column-properties fo:break-before="auto" style:column-width="142.79mm"/>
    </style:style>
    <style:style style:name="co16" style:family="table-column">
      <style:table-column-properties fo:break-before="auto" style:column-width="91.58mm"/>
    </style:style>
    <style:style style:name="co17" style:family="table-column">
      <style:table-column-properties fo:break-before="auto" style:column-width="99.48mm"/>
    </style:style>
    <style:style style:name="co18" style:family="table-column">
      <style:table-column-properties fo:break-before="auto" style:column-width="80.96mm"/>
    </style:style>
    <style:style style:name="co19" style:family="table-column">
      <style:table-column-properties fo:break-before="auto" style:column-width="105.75mm"/>
    </style:style>
    <style:style style:name="co20" style:family="table-column">
      <style:table-column-properties fo:break-before="auto" style:column-width="100.03mm"/>
    </style:style>
    <style:style style:name="co21" style:family="table-column">
      <style:table-column-properties fo:break-before="auto" style:column-width="135.98mm"/>
    </style:style>
    <style:style style:name="co22" style:family="table-column">
      <style:table-column-properties fo:break-before="auto" style:column-width="28.13mm"/>
    </style:style>
    <style:style style:name="co23" style:family="table-column">
      <style:table-column-properties fo:break-before="auto" style:column-width="93.77mm"/>
    </style:style>
    <style:style style:name="co24" style:family="table-column">
      <style:table-column-properties fo:break-before="auto" style:column-width="119.91mm"/>
    </style:style>
    <style:style style:name="co25" style:family="table-column">
      <style:table-column-properties fo:break-before="auto" style:column-width="112.55mm"/>
    </style:style>
    <style:style style:name="co26" style:family="table-column">
      <style:table-column-properties fo:break-before="auto" style:column-width="126.17mm"/>
    </style:style>
    <style:style style:name="co27" style:family="table-column">
      <style:table-column-properties fo:break-before="auto" style:column-width="119.36mm"/>
    </style:style>
    <style:style style:name="co28" style:family="table-column">
      <style:table-column-properties fo:break-before="auto" style:column-width="135.15mm"/>
    </style:style>
    <style:style style:name="co29" style:family="table-column">
      <style:table-column-properties fo:break-before="auto" style:column-width="143.33mm"/>
    </style:style>
    <style:style style:name="co30" style:family="table-column">
      <style:table-column-properties fo:break-before="auto" style:column-width="115.27mm"/>
    </style:style>
    <style:style style:name="co31" style:family="table-column">
      <style:table-column-properties fo:break-before="auto" style:column-width="159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actor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ctores del Sistema</text:p>
          </table:table-cell>
          <table:covered-table-cell table:style-name="ce1"/>
          <table:covered-table-cell/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Usuario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ntidad externa que hará uso de los servicios y módulos que disponga el sistema</text:p>
          </table:table-cell>
        </table:table-row>
        <table:table-row table:style-name="ro1">
          <table:table-cell office:value-type="string" calcext:value-type="string">
            <text:p>Almacenamiento Persistent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Entidad que representa el entorno de almacenamiento persistente del sistema</text:p>
          </table:table-cell>
        </table:table-row>
        <table:table-row table:style-name="ro1">
          <table:table-cell office:value-type="string" calcext:value-type="string">
            <text:p>Sistema de Cola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Entidad externa que facilita el manejo de los procesos a ejecutarse de manera remota en forma de jobs</text:p>
          </table:table-cell>
        </table:table-row>
        <table:table-row table:style-name="ro1">
          <table:table-cell office:value-type="string" calcext:value-type="string">
            <text:p>Scikit-learn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Entidad externa que facilita la implementación de los modelos de clasificación y clustering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Perfiles del Sistema</text:p>
          </table:table-cell>
          <table:covered-table-cell table:style-name="ce1"/>
          <table:covered-table-cell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Administrad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cargado de administrar las cuentas de usuario, los sistemas de acceso, estadísticas de uso, etc</text:p>
          </table:table-cell>
        </table:table-row>
        <table:table-row table:style-name="ro1">
          <table:table-cell office:value-type="string" calcext:value-type="string">
            <text:p>Usuario Común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Tiene acceso a los módulos y a la utilización de recursos que el sistema dispone</text:p>
          </table:table-cell>
        </table:table-row>
      </table:table>
      <table:table table:name="listaCU" table:style-name="ta1">
        <table:table-column table:style-name="co5" table:default-cell-style-name="Default"/>
        <table:table-column table:style-name="co6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Casos de Uso</text:p>
          </table:table-cell>
          <table:table-cell office:value-type="string" calcext:value-type="string">
            <text:p>Est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strar nuevo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itar usuario exist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iminar usuario exist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sualizar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ar áreas de trabaj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iminar áreas de trabaj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strar rol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itar roles exist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liminar rol exist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sualizar rol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iciar sesión de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enticar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errar sesió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uperar cuenta de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establecer cuenta de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dificar datos de acces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tificación de camb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sualizar estadísticas de us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sualizar carga de servidor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sualizar carga de sistema de col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sualizar estados de trabaj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sualizar estadísticas de trabaj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imar estadísticos en relación a la muestr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sualizar estadísticos de dat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imar box plo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isualizar box plo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imar histogram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sualizar histogram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imar bar chart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isualizar bar char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timar pie chart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sualizar pie chart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timar matrices de correlació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sualizar heat map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timar scatter plo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isualizar scatter plo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visar correcto estado set de dat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evisar variables discretas en set de dat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visar formato de set de dat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lojar set de datos en área de trabaj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plementar algoritmo K-Mean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plementar algoritmo Mean Shif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plementar algoritmo Affinity Propagatio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plementar algoritmo DBSca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plementar algoritmo Aglomerativ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plementar algoritmo jerarquizad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plementar algoritmo SO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valuar las particiones generad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portar resultad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plementar algoritmo Naive Bay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mplementar algoritmo KN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plementar algoritmo Random Fores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plementar algoritmo AdaBoos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mplementar algoritmo SV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mplementar algoritmo NuSVC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mplementar algoritmo MLP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mplementar algoritmo Árboles de Decisió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mplementar validación cruzad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mplementar validación LOU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timar Curva ROC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stimar curva de validació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timar matriz de confusió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timar las medidas de desempeñ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lojar resultados en j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mplementar PC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mplementar Deformaciones de Espac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mplementar algoritmos de Mutual Informatio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mplementar algoritmo de correlacion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mplementar algoritmos basados en distribuciones bayesian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gistrar procesos en sistema de col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ditar proceso en sistema de col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liminar proceso de sistema de col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ostrar estado de col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otificar estados de proces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tificar finalización de trabaj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visar procesos en col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nviar mensajes de notificaciones a usua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nfigurar mensajes de notificacion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nerar notificaciones global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sponder solicitudes de muestra de dat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egistrar nuevos element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odificar elementos en el sistem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liminar elementos en el sistema</text:p>
          </table:table-cell>
          <table:table-cell office:value-type="string" calcext:value-type="string">
            <text:p>OK</text:p>
          </table:table-cell>
        </table:table-row>
      </table:table>
      <table:table table:name="casosUsoUsuario" table:style-name="ta1">
        <table:table-column table:style-name="co7" table:default-cell-style-name="ce2"/>
        <table:table-column table:style-name="co8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0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egistrar nuevo usuari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 office:value-type="string" calcext:value-type="string">
            <text:p>US1, AP1, AP2</text:p>
          </table:table-cell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nsertar en el sistema de almacenamiento persistente un nuevo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 de usuari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Usuario registrado en sistema, área de trabajo creada correctamente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nuevo registro de usu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usuario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registra nuevo dato en almacenamiento persistente (CU02)</text:p>
          </table:table-cell>
        </table:table-row>
        <table:table-row table:style-name="ro1">
          <table:table-cell/>
          <table:table-cell office:value-type="string" calcext:value-type="string">
            <text:p>Sistema crea área de trabajo para nuevo usuario (CU03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2, CU0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Usuario ya existe y el sistema lo notifica</text:p>
          </table:table-cell>
        </table:table-row>
        <table:table-row table:style-name="ro1">
          <table:covered-table-cell/>
          <table:table-cell office:value-type="string" calcext:value-type="string">
            <text:p>No se puede registrar el usuario por problemas en AP, se notific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ditar usuario ex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ditar usuario existente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usuario modific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Usuario registrado modific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editar registro de usu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usuario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edita registro en almacenamiento persistente (CU07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7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editar el usuario por problemas en AP, se notifica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8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liminar usuario ex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liminar usuario existente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con usuario registr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Usuario registrado elimin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eliminar registro de usu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usuario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elimina registro en almacenamiento persistente (CU09)</text:p>
          </table:table-cell>
        </table:table-row>
        <table:table-row table:style-name="ro1">
          <table:table-cell/>
          <table:table-cell office:value-type="string" calcext:value-type="string">
            <text:p>Sistema elimina área de trabajo del usuario (CU10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9, CU10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eliminar el usuario por problemas en AP, se notifica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usuari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lista de usuarios o datos de usuario seleccionad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visualización de usuario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respondida de visualización de usuario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sección visualizar usuari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la data al Sistema de Almacenamiento persistente</text:p>
          </table:table-cell>
        </table:table-row>
        <table:table-row table:style-name="ro1">
          <table:table-cell/>
          <table:table-cell office:value-type="string" calcext:value-type="string">
            <text:p>Sistema recupera l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decodifica la información</text:p>
          </table:table-cell>
        </table:table-row>
        <table:table-row table:style-name="ro1">
          <table:table-cell/>
          <table:table-cell office:value-type="string" calcext:value-type="string">
            <text:p>Sistema despliega la respuesta en la interfaz de usuari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mostrar la data, se notifica la acción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3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egistrar nuevo rol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nsertar en el sistema de almacenamiento persistente un nuevo rol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 de rol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Rol registrado en sistem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nuevo registro de r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rol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registra nuevo dato en almacenamiento persistente (CU02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Rol ya existe y el sistema lo notifica</text:p>
          </table:table-cell>
        </table:table-row>
        <table:table-row table:style-name="ro1">
          <table:covered-table-cell/>
          <table:table-cell office:value-type="string" calcext:value-type="string">
            <text:p>No se puede registrar el rol por problemas en AP, se notific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4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ditar rol ex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ditar rol existente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ol modific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Rol editado modific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editar registro de r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rol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edita registro en almacenamiento persistente (CU07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7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editar el rol por problemas en AP, se notific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5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liminar rol ex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liminar rol existente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con rol registr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Rol registrado elimin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eliminar registro de r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rol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elimina registro en almacenamiento persistente (CU09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9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eliminar el rol por problemas en AP, se notific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role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lista de roles registrados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visualización de role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respondida de visualización de role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sección visualizar ro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la data al Sistema de Almacenamiento persistente</text:p>
          </table:table-cell>
        </table:table-row>
        <table:table-row table:style-name="ro1">
          <table:table-cell/>
          <table:table-cell office:value-type="string" calcext:value-type="string">
            <text:p>Sistema recupera l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decodifica la información</text:p>
          </table:table-cell>
        </table:table-row>
        <table:table-row table:style-name="ro1">
          <table:table-cell/>
          <table:table-cell office:value-type="string" calcext:value-type="string">
            <text:p>Sistema despliega la respuesta en la interfaz de usuari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mostrar la data, se notifica la acción</text:p>
          </table:table-cell>
        </table:table-row>
      </table:table>
      <table:table table:name="casosUsoRecursos" table:style-name="ta1">
        <table:table-column table:style-name="co9" table:default-cell-style-name="ce2"/>
        <table:table-column table:style-name="co10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03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rear área de trabajo de usuario registrad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Crear área de trabajo a usuario registrad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No existe área de trabajo ni habilitación de recurso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e habilita recursos para usuario y se crea área de trabaj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solicita la creación de nueva área de trabaj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habilita el usuario y crea espacio de trabajo</text:p>
          </table:table-cell>
        </table:table-row>
        <table:table-row table:style-name="ro1">
          <table:table-cell/>
          <table:table-cell office:value-type="string" calcext:value-type="string">
            <text:p>Sistema habilita los recursos para el nuevo usuario</text:p>
          </table:table-cell>
        </table:table-row>
        <table:table-row table:style-name="ro1">
          <table:table-cell/>
          <table:table-cell office:value-type="string" calcext:value-type="string">
            <text:p>Sistema habilita al usuario en el proceso de colas</text:p>
          </table:table-cell>
        </table:table-row>
        <table:table-row table:style-name="ro1">
          <table:table-cell/>
          <table:table-cell office:value-type="string" calcext:value-type="string">
            <text:p>Sistema habilita al usuario en el registro de correos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0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liminar área de trabajo de usuario registrad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liminar área de trabajo a usuario registrad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 existe área de trabajo ni habilitación de recurso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e elimina área de trabajo y deshabilitan los recursos asociado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solicita la eliminación de área de trabaj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deshabilita el usuario y elimina espacio de trabajo</text:p>
          </table:table-cell>
        </table:table-row>
        <table:table-row table:style-name="ro1">
          <table:table-cell/>
          <table:table-cell office:value-type="string" calcext:value-type="string">
            <text:p>Sistema elimina los recursos para el usuario</text:p>
          </table:table-cell>
        </table:table-row>
        <table:table-row table:style-name="ro1">
          <table:table-cell/>
          <table:table-cell office:value-type="string" calcext:value-type="string">
            <text:p>Sistema deshabilita al usuario en el proceso de colas</text:p>
          </table:table-cell>
        </table:table-row>
        <table:table-row table:style-name="ro1">
          <table:table-cell/>
          <table:table-cell office:value-type="string" calcext:value-type="string">
            <text:p>Sistema deshabilita al usuario en el registro de correos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40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liminar archivo en área de trabaj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liminar archivo en área de trabaj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Archivo existe en el área de trabaj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Archivo eliminado del área de trabaj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sube un archivo al área de trabaj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detecta fallas en el archivo</text:p>
          </table:table-cell>
        </table:table-row>
        <table:table-row table:style-name="ro1">
          <table:table-cell/>
          <table:table-cell office:value-type="string" calcext:value-type="string">
            <text:p>Sistema elimina el archivo ingresado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/>
          <table:table-cell table:style-name="ce4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4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gregar archivo en área de trabaj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Agregar archivo en área de trabaj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Archivo existe en el área de trabajo parcial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Archivo agregado al área de trabaj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sube un archivo al área de trabaj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visa el archivo</text:p>
          </table:table-cell>
        </table:table-row>
        <table:table-row table:style-name="ro1">
          <table:table-cell/>
          <table:table-cell office:value-type="string" calcext:value-type="string">
            <text:p>Sistema determina correcto archivo ingresado</text:p>
          </table:table-cell>
        </table:table-row>
        <table:table-row table:style-name="ro1">
          <table:table-cell/>
          <table:table-cell office:value-type="string" calcext:value-type="string">
            <text:p>Sistema aloja en el área de trabajo el set de datos revisad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</table:table>
      <table:table table:name="casosUsoBD" table:style-name="ta1">
        <table:table-column table:style-name="co11" table:default-cell-style-name="ce2"/>
        <table:table-column table:style-name="co8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02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sertar registro en Sistema de Almacenamiento pers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Crear un nuevo registro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istema de almacenamiento persistente con registro agregad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cibe una solicitud de registro de datos en formato JSON</text:p>
          </table:table-cell>
          <table:table-cell/>
        </table:table-row>
        <table:table-row table:style-name="ro1">
          <table:table-cell office:value-type="string" calcext:value-type="string">
            <text:p>AP procesa conexión a la base de datos (CU0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datos mediante proceso JSON</text:p>
          </table:table-cell>
        </table:table-row>
        <table:table-row table:style-name="ro1">
          <table:table-cell/>
          <table:table-cell office:value-type="string" calcext:value-type="string">
            <text:p>Sistema decodifica los datos</text:p>
          </table:table-cell>
        </table:table-row>
        <table:table-row table:style-name="ro1">
          <table:table-cell office:value-type="string" calcext:value-type="string">
            <text:p>AP inserta los datos en el entorno correspondi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AP establece desconexión del sistema BD (CU05)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4, CU05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iniciar sesión en BD, se notifica y el proceso se encol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4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iciar sesión en base de dat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niciar nueva sesión en base de dat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esión no iniciada en BD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esión creada e iniciada en BD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solicita iniciar sesión en B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</table:table-row>
        <table:table-row table:style-name="ro1">
          <table:table-cell/>
          <table:table-cell office:value-type="string" calcext:value-type="string">
            <text:p>Sistema procesa las credenciales</text:p>
          </table:table-cell>
        </table:table-row>
        <table:table-row table:style-name="ro1">
          <table:table-cell/>
          <table:table-cell office:value-type="string" calcext:value-type="string">
            <text:p>Sistema establece conexión</text:p>
          </table:table-cell>
        </table:table-row>
        <table:table-row table:style-name="ro1">
          <table:table-cell/>
          <table:table-cell office:value-type="string" calcext:value-type="string">
            <text:p>Sistema notifica inicio de sesión correct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Credenciales de acceso incorrectas, se notifica mediante el sistema</text:p>
          </table:table-cell>
        </table:table-row>
        <table:table-row table:style-name="ro1">
          <table:covered-table-cell/>
          <table:table-cell office:value-type="string" calcext:value-type="string">
            <text:p>Sistema BD no disponible por múltiples conexiones activas, sistema notifica el event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5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errar sesión en BD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Cerrar sesión iniciada en base de dat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esión en estado inici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esión en estado cerr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solicita cerrar ses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BD recibe solicitud</text:p>
          </table:table-cell>
        </table:table-row>
        <table:table-row table:style-name="ro1">
          <table:table-cell/>
          <table:table-cell office:value-type="string" calcext:value-type="string">
            <text:p>Sistema cierra la sesión</text:p>
          </table:table-cell>
        </table:table-row>
        <table:table-row table:style-name="ro1">
          <table:table-cell/>
          <table:table-cell office:value-type="string" calcext:value-type="string">
            <text:p>Sistema elimina los datos de memoria caché y registros activos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5"/>
          <table:table-cell table:style-name="ce4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7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ditar registro en Sistema de Almacenamiento pers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ditar un registro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 edit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istema de almacenamiento persistente con registro editad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cibe una solicitud de edición de datos en formato JSON</text:p>
          </table:table-cell>
          <table:table-cell/>
        </table:table-row>
        <table:table-row table:style-name="ro1">
          <table:table-cell office:value-type="string" calcext:value-type="string">
            <text:p>AP procesa conexión a la base de datos (CU0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datos mediante proceso JSON</text:p>
          </table:table-cell>
        </table:table-row>
        <table:table-row table:style-name="ro1">
          <table:table-cell/>
          <table:table-cell office:value-type="string" calcext:value-type="string">
            <text:p>Sistema decodifica los datos</text:p>
          </table:table-cell>
        </table:table-row>
        <table:table-row table:style-name="ro1">
          <table:table-cell office:value-type="string" calcext:value-type="string">
            <text:p>AP edita los datos en el entorno correspondi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AP establece desconexión del sistema BD (CU05)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4, CU05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iniciar sesión en BD, se notifica y el proceso se encol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9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liminar registro en Sistema de Almacenamiento pers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liminar un registro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 elimin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istema de almacenamiento persistente con registro eliminad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cibe una solicitud de eliminación de datos en formato JSON</text:p>
          </table:table-cell>
          <table:table-cell/>
        </table:table-row>
        <table:table-row table:style-name="ro1">
          <table:table-cell office:value-type="string" calcext:value-type="string">
            <text:p>AP procesa conexión a la base de datos (CU0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datos mediante proceso JSON</text:p>
          </table:table-cell>
        </table:table-row>
        <table:table-row table:style-name="ro1">
          <table:table-cell/>
          <table:table-cell office:value-type="string" calcext:value-type="string">
            <text:p>Sistema decodifica los datos</text:p>
          </table:table-cell>
        </table:table-row>
        <table:table-row table:style-name="ro1">
          <table:table-cell office:value-type="string" calcext:value-type="string">
            <text:p>AP elimina los datos en el entorno correspondi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AP establece desconexión del sistema BD (CU05)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4, CU05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iniciar sesión en BD, se notifica y el proceso se encol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2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Mostrar registro en Sistema de Almacenamiento pers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Mostrar un conjunto de registros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búsqueda de información en estado esper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búsqueda de información en estado finaliz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cibe la solicitud de búsqueda de datos</text:p>
          </table:table-cell>
          <table:table-cell/>
        </table:table-row>
        <table:table-row table:style-name="ro1">
          <table:table-cell office:value-type="string" calcext:value-type="string">
            <text:p>AP procesa conexión a la base de datos (CU0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datos mediante proceso JSON</text:p>
          </table:table-cell>
        </table:table-row>
        <table:table-row table:style-name="ro1">
          <table:table-cell/>
          <table:table-cell office:value-type="string" calcext:value-type="string">
            <text:p>Sistema responde la solicitud con el correspondiente resultado obtenido</text:p>
          </table:table-cell>
        </table:table-row>
        <table:table-row table:style-name="ro1">
          <table:table-cell office:value-type="string" calcext:value-type="string">
            <text:p>AP establece desconexión del sistema BD (CU05)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4, CU05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iniciar sesión en BD, se notifica y el proceso se encola</text:p>
          </table:table-cell>
        </table:table-row>
      </table:table>
      <table:table table:name="casosUsoNotificaciones" table:style-name="ta1">
        <table:table-column table:style-name="co12" table:default-cell-style-name="ce2"/>
        <table:table-column table:style-name="co13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2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Notificar mensaje vía correo electrónic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nviar correo electrónico a usuario con mensaje asociad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mensajería disponible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istema de mensajería con solicitud realiz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genera solicitud de envío de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revisa la data</text:p>
          </table:table-cell>
        </table:table-row>
        <table:table-row table:style-name="ro1">
          <table:table-cell/>
          <table:table-cell office:value-type="string" calcext:value-type="string">
            <text:p>Sistema crea el cuerpo del correo</text:p>
          </table:table-cell>
        </table:table-row>
        <table:table-row table:style-name="ro1">
          <table:table-cell/>
          <table:table-cell office:value-type="string" calcext:value-type="string">
            <text:p>Sistema envía vía SMTP el correo al destino asociado</text:p>
          </table:table-cell>
        </table:table-row>
        <table:table-row table:style-name="ro1">
          <table:table-cell/>
          <table:table-cell office:value-type="string" calcext:value-type="string">
            <text:p>Sistema registra en su log el proceso generado</text:p>
          </table:table-cell>
        </table:table-row>
        <table:table-row table:style-name="ro1">
          <table:table-cell/>
          <table:table-cell office:value-type="string" calcext:value-type="string">
            <text:p>Sistema notifica el proceso finalizado de manera correc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Sistema de mensajería no disponible, se notifica la acción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Servidor de correos SMTP no habilitado, se notifica la acción</text:p>
          </table:table-cell>
        </table:table-row>
      </table:table>
      <table:table table:name="casosUsoSesion" table:style-name="ta1">
        <table:table-column table:style-name="co14" table:default-cell-style-name="ce2"/>
        <table:table-column table:style-name="co15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17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iciar sesió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ngresar al sistema de información mediante la validación de las credenciales de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inicio de sesión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Inicio de sesión cread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l formulario login</text:p>
          </table:table-cell>
          <table:table-cell/>
        </table:table-row>
        <table:table-row table:style-name="ro1">
          <table:table-cell office:value-type="string" calcext:value-type="string">
            <text:p>Usuario complet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upera la data del formulario</text:p>
          </table:table-cell>
        </table:table-row>
        <table:table-row table:style-name="ro1">
          <table:table-cell/>
          <table:table-cell office:value-type="string" calcext:value-type="string">
            <text:p>Sistema consulta la data al sistema de almacenamiento persistente</text:p>
          </table:table-cell>
        </table:table-row>
        <table:table-row table:style-name="ro1">
          <table:table-cell/>
          <table:table-cell office:value-type="string" calcext:value-type="string">
            <text:p>Sistema verifica la respuesta</text:p>
          </table:table-cell>
        </table:table-row>
        <table:table-row table:style-name="ro1">
          <table:table-cell/>
          <table:table-cell office:value-type="string" calcext:value-type="string">
            <text:p>Sistema inicia la sesión y entrega token de acceso</text:p>
          </table:table-cell>
        </table:table-row>
        <table:table-row table:style-name="ro1">
          <table:table-cell office:value-type="string" calcext:value-type="string">
            <text:p>Usuario validado correctamente ingresa al sistema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8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utenticar usuari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Autenticar usuario en sistem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Usuario registrado en sistema pero sin acces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Usuario registrado en sistema y habilitado para acceder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registra un nuevo usu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sponde solicitud</text:p>
          </table:table-cell>
        </table:table-row>
        <table:table-row table:style-name="ro1">
          <table:table-cell/>
          <table:table-cell office:value-type="string" calcext:value-type="string">
            <text:p>Sistema inicia proceso de autenticación</text:p>
          </table:table-cell>
        </table:table-row>
        <table:table-row table:style-name="ro1">
          <table:table-cell/>
          <table:table-cell office:value-type="string" calcext:value-type="string">
            <text:p>Sistema genera token de registro </text:p>
          </table:table-cell>
        </table:table-row>
        <table:table-row table:style-name="ro1">
          <table:table-cell/>
          <table:table-cell office:value-type="string" calcext:value-type="string">
            <text:p>Sistema almacena registro en BD</text:p>
          </table:table-cell>
        </table:table-row>
        <table:table-row table:style-name="ro1">
          <table:table-cell/>
          <table:table-cell office:value-type="string" calcext:value-type="string">
            <text:p>Sistema codifica credenciales de usuario</text:p>
          </table:table-cell>
        </table:table-row>
        <table:table-row table:style-name="ro1">
          <table:table-cell/>
          <table:table-cell office:value-type="string" calcext:value-type="string">
            <text:p>Sistema habilita las credenciales para usuario registrad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9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errar sesió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Salir del sistema de información mediante la validación de las credenciales de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cierre de sesión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Cierre de sesión proces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solicita cerrar ses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registra la hora de acceso</text:p>
          </table:table-cell>
        </table:table-row>
        <table:table-row table:style-name="ro1">
          <table:table-cell/>
          <table:table-cell office:value-type="string" calcext:value-type="string">
            <text:p>Sistema almacena en sus log el registro de finalizar sesión</text:p>
          </table:table-cell>
        </table:table-row>
        <table:table-row table:style-name="ro1">
          <table:table-cell/>
          <table:table-cell office:value-type="string" calcext:value-type="string">
            <text:p>Sistema borra la data caché</text:p>
          </table:table-cell>
        </table:table-row>
        <table:table-row table:style-name="ro1">
          <table:table-cell/>
          <table:table-cell office:value-type="string" calcext:value-type="string">
            <text:p>Sistema elimina token generado</text:p>
          </table:table-cell>
        </table:table-row>
        <table:table-row table:style-name="ro1">
          <table:table-cell/>
          <table:table-cell office:value-type="string" calcext:value-type="string">
            <text:p>Sistema cierra sesión redireccionando a la interfaz principal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0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ecuperar cuenta de usuari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Recuperar acceso al sistem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realizada de recuperación de cuent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recuperación de cuentas finaliz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l formulario de recuperación de cuenta</text:p>
          </table:table-cell>
          <table:table-cell/>
        </table:table-row>
        <table:table-row table:style-name="ro1">
          <table:table-cell office:value-type="string" calcext:value-type="string">
            <text:p>Usuario completa formulario de recuperac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valida que la data ingresada sea correcta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ink de recuperación</text:p>
          </table:table-cell>
        </table:table-row>
        <table:table-row table:style-name="ro1">
          <table:table-cell/>
          <table:table-cell office:value-type="string" calcext:value-type="string">
            <text:p>Sistema habilita link de recuperación por un tiempo máximo de 30 minutos</text:p>
          </table:table-cell>
        </table:table-row>
        <table:table-row table:style-name="ro1">
          <table:table-cell office:value-type="string" calcext:value-type="string">
            <text:p>Usuario recibe correo electrónico y accede a link</text:p>
          </table:table-cell>
          <table:table-cell/>
        </table:table-row>
        <table:table-row table:style-name="ro1">
          <table:table-cell office:value-type="string" calcext:value-type="string">
            <text:p>Usuario complet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actualiza la data</text:p>
          </table:table-cell>
        </table:table-row>
        <table:table-row table:style-name="ro1">
          <table:table-cell/>
          <table:table-cell office:value-type="string" calcext:value-type="string">
            <text:p>Sistema autentica al usuario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a recuperación de cuen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Sistema de correos no se encuentra disponible, se notifica al usuario la acció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2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eestablecer cuenta de usuari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Reestablecer cuenta de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realizada de reestablecer cuenta de usuari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reestablecer cuenta finaliz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l formulario de recuperación de cuenta</text:p>
          </table:table-cell>
          <table:table-cell/>
        </table:table-row>
        <table:table-row table:style-name="ro1">
          <table:table-cell office:value-type="string" calcext:value-type="string">
            <text:p>Usuario completa formulario de recuperac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valida que la data ingresada sea correcta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ink de recuperación</text:p>
          </table:table-cell>
        </table:table-row>
        <table:table-row table:style-name="ro1">
          <table:table-cell/>
          <table:table-cell office:value-type="string" calcext:value-type="string">
            <text:p>Sistema habilita link de recuperación por un tiempo máximo de 30 minutos</text:p>
          </table:table-cell>
        </table:table-row>
        <table:table-row table:style-name="ro1">
          <table:table-cell office:value-type="string" calcext:value-type="string">
            <text:p>Usuario recibe correo electrónico y accede a link</text:p>
          </table:table-cell>
          <table:table-cell/>
        </table:table-row>
        <table:table-row table:style-name="ro1">
          <table:table-cell office:value-type="string" calcext:value-type="string">
            <text:p>Usuario complet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actualiza la data</text:p>
          </table:table-cell>
        </table:table-row>
        <table:table-row table:style-name="ro1">
          <table:table-cell/>
          <table:table-cell office:value-type="string" calcext:value-type="string">
            <text:p>Sistema autentica al usuario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a recuperación de cuen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Sistema de correos no se encuentra disponible, se notifica al usuario la acció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3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Modificar datos de acces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Modificar los valores de las credenciales para un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Credenciales de usuario no modificada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Credenciales de usuario modificada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l formulario de cambio de contraseña</text:p>
          </table:table-cell>
          <table:table-cell/>
        </table:table-row>
        <table:table-row table:style-name="ro1">
          <table:table-cell office:value-type="string" calcext:value-type="string">
            <text:p>Usuario completa formulario de camb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valida que la data ingresada sea correcta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el cambio generado </text:p>
          </table:table-cell>
        </table:table-row>
        <table:table-row table:style-name="ro1">
          <table:table-cell/>
          <table:table-cell office:value-type="string" calcext:value-type="string">
            <text:p>Sistema actualiza la data</text:p>
          </table:table-cell>
        </table:table-row>
        <table:table-row table:style-name="ro1">
          <table:table-cell/>
          <table:table-cell office:value-type="string" calcext:value-type="string">
            <text:p>Sistema autentica al usuario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a recuperación de cuen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Sistema de correos no se encuentra disponible, se notifica al usuario la acción</text:p>
          </table:table-cell>
        </table:table-row>
      </table:table>
      <table:table table:name="casosUsoEstadisticas" table:style-name="ta1">
        <table:table-column table:style-name="co16" table:default-cell-style-name="ce2"/>
        <table:table-column table:style-name="co17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24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estadísticas de us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estadísticas de uso del servicio por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adísticas de uso realiz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adísticas de uso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sección de estadísticas de u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a AP para solicitud de información</text:p>
          </table:table-cell>
        </table:table-row>
        <table:table-row table:style-name="ro1">
          <table:table-cell office:value-type="string" calcext:value-type="string">
            <text:p>AP recibe la solicitud y la proce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AP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decodific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genera tabla resumen de estadísticas recibidas</text:p>
          </table:table-cell>
        </table:table-row>
        <table:table-row table:style-name="ro1">
          <table:table-cell/>
          <table:table-cell office:value-type="string" calcext:value-type="string">
            <text:p>Sistema genera gráfico de reportes con el u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/>
          <table:table-cell table:style-name="ce4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7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carga de servidore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carga de servidores en tiempo real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ado de servidore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ado de servidores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sección de carga de servido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a AP para solicitud de información</text:p>
          </table:table-cell>
        </table:table-row>
        <table:table-row table:style-name="ro1">
          <table:table-cell office:value-type="string" calcext:value-type="string">
            <text:p>AP recibe la solicitud y la proce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AP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decodific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genera tabla resumen de estadísticas recibidas</text:p>
          </table:table-cell>
        </table:table-row>
        <table:table-row table:style-name="ro1">
          <table:table-cell/>
          <table:table-cell office:value-type="string" calcext:value-type="string">
            <text:p>Sistema genera gráfico de reportes con el u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8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carga de sistema de cola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carga del sistema de colas de proces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carga del sistema de colas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carga del sistema de colas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sección de carga de sistema de col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a AP para solicitud de información</text:p>
          </table:table-cell>
        </table:table-row>
        <table:table-row table:style-name="ro1">
          <table:table-cell office:value-type="string" calcext:value-type="string">
            <text:p>AP recibe la solicitud y la proce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AP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decodific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genera tabla resumen de estadísticas recibidas</text:p>
          </table:table-cell>
        </table:table-row>
        <table:table-row table:style-name="ro1">
          <table:table-cell/>
          <table:table-cell office:value-type="string" calcext:value-type="string">
            <text:p>Sistema genera gráfico de reportes con el u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9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estados de trabaj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estados de trabaj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ados de trabajos en servidor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ados de trabajos en servidor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sección de estados de trabaj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a AP para solicitud de información</text:p>
          </table:table-cell>
        </table:table-row>
        <table:table-row table:style-name="ro1">
          <table:table-cell office:value-type="string" calcext:value-type="string">
            <text:p>AP recibe la solicitud y la proce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AP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decodific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genera tabla resumen de estadísticas recibidas</text:p>
          </table:table-cell>
        </table:table-row>
        <table:table-row table:style-name="ro1">
          <table:table-cell/>
          <table:table-cell office:value-type="string" calcext:value-type="string">
            <text:p>Sistema genera gráfico de reportes con el u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30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estadísticas de trabaj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estadísticas de trabaj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adísticas de trabajos en servidor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adísticas de trabajos en servidor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sección de estadísticas de trabaj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a AP para solicitud de información</text:p>
          </table:table-cell>
        </table:table-row>
        <table:table-row table:style-name="ro1">
          <table:table-cell office:value-type="string" calcext:value-type="string">
            <text:p>AP recibe la solicitud y la proce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AP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decodific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genera tabla resumen de estadísticas recibidas</text:p>
          </table:table-cell>
        </table:table-row>
        <table:table-row table:style-name="ro1">
          <table:table-cell/>
          <table:table-cell office:value-type="string" calcext:value-type="string">
            <text:p>Sistema genera gráfico de reportes con el u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</table:table>
      <table:table table:name="casosUsoReporte" table:style-name="ta1">
        <table:table-column table:style-name="co18" table:default-cell-style-name="ce2"/>
        <table:table-column table:style-name="co19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25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Generar tabla resumen de estadístic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Generar tabla resumen responsive y con opciones de descarg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Tabla resumen sin datos disponible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Tabla resumen generad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sponde la solicitud de estadísticas resum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respuesta y procesa el formato JSON</text:p>
          </table:table-cell>
        </table:table-row>
        <table:table-row table:style-name="ro1">
          <table:table-cell/>
          <table:table-cell office:value-type="string" calcext:value-type="string">
            <text:p>Sistema carga la data en estructura dataTable</text:p>
          </table:table-cell>
        </table:table-row>
        <table:table-row table:style-name="ro1">
          <table:table-cell/>
          <table:table-cell office:value-type="string" calcext:value-type="string">
            <text:p>Sistema habilita los botones de acción en el datatable</text:p>
          </table:table-cell>
        </table:table-row>
        <table:table-row table:style-name="ro1">
          <table:table-cell/>
          <table:table-cell office:value-type="string" calcext:value-type="string">
            <text:p>Sistema carga la tabla en el div correspondiente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/>
          <table:table-cell table:style-name="ce4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Generar gráfico resumen de estadístic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Generar gráfico resumen responsive y con opciones de descarg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Gráfico resumen sin datos disponible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Gráfico resumen generado correctamente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sponde la solicitud de estadísticas resum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respuesta y procesa el formato JSON</text:p>
          </table:table-cell>
        </table:table-row>
        <table:table-row table:style-name="ro1">
          <table:table-cell/>
          <table:table-cell office:value-type="string" calcext:value-type="string">
            <text:p>Sistema carga la data en estructura JSON</text:p>
          </table:table-cell>
        </table:table-row>
        <table:table-row table:style-name="ro1">
          <table:table-cell/>
          <table:table-cell office:value-type="string" calcext:value-type="string">
            <text:p>Sistema habilita los botones de acción en el Higcharts plugin</text:p>
          </table:table-cell>
        </table:table-row>
        <table:table-row table:style-name="ro1">
          <table:table-cell/>
          <table:table-cell office:value-type="string" calcext:value-type="string">
            <text:p>Sistema carga el gráfico en el div correspondiente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</table:table>
      <table:table table:name="casosUsoME" table:style-name="ta1">
        <table:table-column table:style-name="co20" table:default-cell-style-name="ce2"/>
        <table:table-column table:style-name="co21" table:default-cell-style-name="ce2"/>
        <table:table-column table:style-name="co4" table:default-cell-style-name="Default"/>
        <table:table-column table:style-name="co22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Caso de Uso: CU31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estadísticos en relación a la mu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es Asocia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estadísticos en relación a la mu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adísticos para set de datos de interés gene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adísticos para set de datos de interés respond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 accede a la sección estadísticas en set de d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rio solicita las estadísticas resúme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procesa la matriz de informac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estima promedio, varianza, desviación, máximos y mínimos en la muestra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genera respuesta en formato 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recibe respuesta y genera tabla resum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notifica proceso generado de manera correc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despliega cuadro resumen con los estadísticos gene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32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box p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es Asocia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box plot en relación a la mu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box plot para set de datos de interés gene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box plot para set de datos de interés respond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 accede a la sección estadísticas en set de d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rio solicita el box plot de la muest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procesa la matriz de informac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estima el box plot para todos los atributos en el set de da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genera respuesta en formato 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recibe respuesta y genera gráfico resum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notifica proceso generado de manera correc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despliega gráfico resumen con el box plot gene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33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Histogr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es Asocia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histogramas en relación a la mu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histogramas para set de datos de interés gene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histogramas para set de datos de interés respond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 accede a la sección estadísticas en set de d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rio solicita histogramas de la muest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procesa la matriz de informac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estima los histogramas para todos los atributos en el set de da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genera respuesta en formato 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recibe respuesta y genera gráfico resum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notifica proceso generado de manera correc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despliega gráfico resumen con el histograma gene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34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Barch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es Asocia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barcharts en relación a la mu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barcharts para set de datos de interés gene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barcharts para set de datos de interés respond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 accede a la sección estadísticas en set de d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rio solicita barcharts de la muest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procesa la matriz de informac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estima los barcharts para todos los atributos en el set de da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genera respuesta en formato 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recibe respuesta y genera gráfico resum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notifica proceso generado de manera correc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despliega gráfico resumen con el barcharts gene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35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Piech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es Asocia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piecharts en relación a la mu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piecharts para set de datos de interés gene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piecharts para set de datos de interés respond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 accede a la sección estadísticas en set de d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rio solicita piecharts de la muest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procesa la matriz de informac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estima los piecharts para todos los atributos en el set de da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genera respuesta en formato 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recibe respuesta y genera gráfico resum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notifica proceso generado de manera correc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despliega gráfico resumen con el piecharts gene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36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Matriz de correlación de los atribu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es Asocia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matriz de correlación en relación a la mu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matriz de correlación para set de datos de interés gene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matriz de correlación para set de datos de interés respond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 accede a la sección estadísticas en set de d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rio solicita matriz de correlación de la muest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procesa la matriz de informac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estima los matriz de correlación para todos los atributos en el set de da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genera respuesta en formato 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recibe respuesta y genera gráfico resum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notifica proceso generado de manera correc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despliega tabla resumen con el matriz de correlación gene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37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Matriz de correlación de los atributos en forma de heat 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es Asocia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matriz de correlación en relación a la muestra visualizando heat 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heat map para set de datos de interés gene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heat map para set de datos de interés respond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 accede a la sección estadísticas en set de d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rio solicita visualizar matriz de correlación de la muest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procesa la matriz de informac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estima los matriz de correlación para todos los atributos en el set de da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genera respuesta en formato 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recibe respuesta y genera gráfico resum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notifica proceso generado de manera correc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despliega tabla resumen con el matriz de correlación gene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38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scatter plot de los atribu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es Asocia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scatter plot de los atribu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scatter plot para set de datos de interés gene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scatter plot para set de datos de interés respond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 accede a la sección estadísticas en set de d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rio solicita scatter plot de la muest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procesa la matriz de informac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estima los scatter plot para todos los atributos en el set de da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genera respuesta en formato 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recibe respuesta y genera gráfico resum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notifica proceso generado de manera correc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despliega tabla resumen con el matriz de correlación gene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</table:table>
      <table:table table:name="casosUsoCheckDataSet" table:style-name="ta1">
        <table:table-column table:style-name="co23" table:default-cell-style-name="ce2"/>
        <table:table-column table:style-name="co24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39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evisar correcto estado set de dat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Revisar correcto estado set de dat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et de datos no revis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et de datos revisado y solicitud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sube un set de datos a su área de trabaj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et de datos</text:p>
          </table:table-cell>
        </table:table-row>
        <table:table-row table:style-name="ro1">
          <table:table-cell/>
          <table:table-cell office:value-type="string" calcext:value-type="string">
            <text:p>Sistema inicia revisión del set de datos</text:p>
          </table:table-cell>
        </table:table-row>
        <table:table-row table:style-name="ro1">
          <table:table-cell/>
          <table:table-cell office:value-type="string" calcext:value-type="string">
            <text:p>Sistema revisa elementos nulos</text:p>
          </table:table-cell>
        </table:table-row>
        <table:table-row table:style-name="ro1">
          <table:table-cell/>
          <table:table-cell office:value-type="string" calcext:value-type="string">
            <text:p>Sistema revisa elementos incorrectos</text:p>
          </table:table-cell>
        </table:table-row>
        <table:table-row table:style-name="ro1">
          <table:table-cell/>
          <table:table-cell office:value-type="string" calcext:value-type="string">
            <text:p>Sistema revisa disconformidades en la matriz entregada</text:p>
          </table:table-cell>
        </table:table-row>
        <table:table-row table:style-name="ro1">
          <table:table-cell/>
          <table:table-cell office:value-type="string" calcext:value-type="string">
            <text:p>Sistema revisa existencia de atributos con variable discreta</text:p>
          </table:table-cell>
        </table:table-row>
        <table:table-row table:style-name="ro1">
          <table:table-cell/>
          <table:table-cell office:value-type="string" calcext:value-type="string">
            <text:p>Sistema notifica el resultado de la revisión</text:p>
          </table:table-cell>
        </table:table-row>
        <table:table-row table:style-name="ro1">
          <table:table-cell/>
          <table:table-cell office:value-type="string" calcext:value-type="string">
            <text:p>Sistema genera resumen del proceso</text:p>
          </table:table-cell>
        </table:table-row>
        <table:table-row table:style-name="ro1">
          <table:table-cell/>
          <table:table-cell office:value-type="string" calcext:value-type="string">
            <text:p>Sistema aloja set de datos en área de trabajo de usuari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41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Si set de datos no se acepta, se procede a eliminar el archivo, CU40</text:p>
          </table:table-cell>
        </table:table-row>
      </table:table>
      <table:table table:name="casosUsoClustering" table:style-name="ta1">
        <table:table-column table:style-name="co25" table:default-cell-style-name="ce2"/>
        <table:table-column table:style-name="co26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42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K-Mean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K-Mean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<text:s/>k-means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k-means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ustering</text:p>
          </table:table-cell>
          <table:table-cell/>
        </table:table-row>
        <table:table-row table:style-name="ro1">
          <table:table-cell office:value-type="string" calcext:value-type="string">
            <text:p>Usuario solicita aplicar clustering con K-Me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43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Mean Shift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Mean Shift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<text:s/>Mean Shift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Mean Shift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ustering</text:p>
          </table:table-cell>
          <table:table-cell/>
        </table:table-row>
        <table:table-row table:style-name="ro1">
          <table:table-cell office:value-type="string" calcext:value-type="string">
            <text:p>Usuario solicita aplicar clustering con Mean Shi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44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Affinity Propagatio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Affinity Propagation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<text:s/>Affinity Propagation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Affinity Propagation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ustering</text:p>
          </table:table-cell>
          <table:table-cell/>
        </table:table-row>
        <table:table-row table:style-name="ro1">
          <table:table-cell office:value-type="string" calcext:value-type="string">
            <text:p>Usuario solicita aplicar clustering con Affinity Propag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45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DBSca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DBScan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DBScan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DBScan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ustering</text:p>
          </table:table-cell>
          <table:table-cell/>
        </table:table-row>
        <table:table-row table:style-name="ro1">
          <table:table-cell office:value-type="string" calcext:value-type="string">
            <text:p>Usuario solicita aplicar clustering con DBSc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4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Aglomerativ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Aglomerativ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Aglomerativos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Aglomerativos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ustering</text:p>
          </table:table-cell>
          <table:table-cell/>
        </table:table-row>
        <table:table-row table:style-name="ro1">
          <table:table-cell office:value-type="string" calcext:value-type="string">
            <text:p>Usuario solicita aplicar clustering con Aglomerativ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48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jerarquizad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jerarquizad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jerarquizado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jerarquizado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ustering</text:p>
          </table:table-cell>
          <table:table-cell/>
        </table:table-row>
        <table:table-row table:style-name="ro1">
          <table:table-cell office:value-type="string" calcext:value-type="string">
            <text:p>Usuario solicita aplicar clustering con jerarquiz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49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SOM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SOM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SOM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SOM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ustering</text:p>
          </table:table-cell>
          <table:table-cell/>
        </table:table-row>
        <table:table-row table:style-name="ro1">
          <table:table-cell office:value-type="string" calcext:value-type="string">
            <text:p>Usuario solicita aplicar clustering con S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50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valuar las particiones generada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valuar las particiones generada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Particiones generadas mediante Clustering sin evaluación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Particiones generadas mediante Clustering evaluadas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ustering</text:p>
          </table:table-cell>
          <table:table-cell/>
        </table:table-row>
        <table:table-row table:style-name="ro1">
          <table:table-cell office:value-type="string" calcext:value-type="string">
            <text:p>Usuario solicita aplicar clustering con algunos de los algoritm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procesa la solicitud y la envía al SCL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evalúa las particiones mediante calinkski-harabazz</text:p>
          </table:table-cell>
          <table:table-cell/>
        </table:table-row>
        <table:table-row table:style-name="ro1">
          <table:table-cell office:value-type="string" calcext:value-type="string">
            <text:p>SCL evalúa las particiones mediante coeficiente de siluetas</text:p>
          </table:table-cell>
          <table:table-cell/>
        </table:table-row>
        <table:table-row table:style-name="ro1">
          <table:table-cell office:value-type="string" calcext:value-type="string">
            <text:p>SCL evalúa las particiones mediante análisis estadísticos</text:p>
          </table:table-cell>
          <table:table-cell/>
        </table:table-row>
        <table:table-row table:style-name="ro1">
          <table:table-cell office:value-type="string" calcext:value-type="string">
            <text:p>SCL reporta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resultados</text:p>
          </table:table-cell>
        </table:table-row>
        <table:table-row table:style-name="ro1">
          <table:table-cell/>
          <table:table-cell office:value-type="string" calcext:value-type="string">
            <text:p>Sistema despliega resultados en interfaz mediante uso de data table</text:p>
          </table:table-cell>
        </table:table-row>
        <table:table-row table:style-name="ro1">
          <table:table-cell/>
          <table:table-cell office:value-type="string" calcext:value-type="string">
            <text:p>Sistema despliega datatable y expone los resultados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25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5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Generar fase exploratoria de algoritmos de clustering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Generar fase exploratoria de algoritmos de clustering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fase exploratoria en algoritmos de clustering generada 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fase exploratoria en algoritmos de clustering proces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ustering</text:p>
          </table:table-cell>
          <table:table-cell/>
        </table:table-row>
        <table:table-row table:style-name="ro1">
          <table:table-cell office:value-type="string" calcext:value-type="string">
            <text:p>Usuario accede a fase exploratori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</table:table-row>
        <table:table-row table:style-name="ro1">
          <table:table-cell/>
          <table:table-cell office:value-type="string" calcext:value-type="string">
            <text:p>Sistema prepara el Job</text:p>
          </table:table-cell>
        </table:table-row>
        <table:table-row table:style-name="ro1">
          <table:table-cell/>
          <table:table-cell office:value-type="string" calcext:value-type="string">
            <text:p>Sistema lanza job </text:p>
          </table:table-cell>
        </table:table-row>
        <table:table-row table:style-name="ro1">
          <table:table-cell/>
          <table:table-cell office:value-type="string" calcext:value-type="string">
            <text:p>Sistema notifica al usuario que el job ha sido lanzado</text:p>
          </table:table-cell>
        </table:table-row>
        <table:table-row table:style-name="ro1">
          <table:table-cell office:value-type="string" calcext:value-type="string">
            <text:p>SC evalúa el estado del job</text:p>
          </table:table-cell>
          <table:table-cell/>
        </table:table-row>
        <table:table-row table:style-name="ro1">
          <table:table-cell office:value-type="string" calcext:value-type="string">
            <text:p>SC finaliza job</text:p>
          </table:table-cell>
          <table:table-cell/>
        </table:table-row>
        <table:table-row table:style-name="ro1">
          <table:table-cell office:value-type="string" calcext:value-type="string">
            <text:p>SC notifica finalización de jo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notificación</text:p>
          </table:table-cell>
        </table:table-row>
        <table:table-row table:style-name="ro1">
          <table:table-cell/>
          <table:table-cell office:value-type="string" calcext:value-type="string">
            <text:p>Sistema prepara resumen de resultados y particiones generadas</text:p>
          </table:table-cell>
        </table:table-row>
        <table:table-row table:style-name="ro1">
          <table:table-cell/>
          <table:table-cell office:value-type="string" calcext:value-type="string">
            <text:p>Sistema despliega datatable y expone los resultados</text:p>
          </table:table-cell>
        </table:table-row>
        <table:table-row table:style-name="ro1">
          <table:table-cell/>
          <table:table-cell office:value-type="string" calcext:value-type="string">
            <text:p>Sistema notifica al usuario el resultado final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52, CU53, CU25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</table:table>
      <table:table table:name="casosUsoJobs" table:style-name="ta1">
        <table:table-column table:style-name="co25" table:default-cell-style-name="ce2"/>
        <table:table-column table:style-name="co27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52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rear un nuevo Job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Crear un nuevo Job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Job no cre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Job creado y lanzado al sistema de cola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SC recibe petición de crear nuevo job</text:p>
          </table:table-cell>
          <table:table-cell/>
        </table:table-row>
        <table:table-row table:style-name="ro1">
          <table:table-cell office:value-type="string" calcext:value-type="string">
            <text:p>SC recibe la data</text:p>
          </table:table-cell>
          <table:table-cell office:value-type="string" calcext:value-type="string">
            <text:p>Sistema procesa la información y crea el job</text:p>
          </table:table-cell>
        </table:table-row>
        <table:table-row table:style-name="ro1">
          <table:table-cell/>
          <table:table-cell office:value-type="string" calcext:value-type="string">
            <text:p>Sistema encola el job</text:p>
          </table:table-cell>
        </table:table-row>
        <table:table-row table:style-name="ro1">
          <table:table-cell/>
          <table:table-cell office:value-type="string" calcext:value-type="string">
            <text:p>Sistema almacena en sistema persistente los atributos del job</text:p>
          </table:table-cell>
        </table:table-row>
        <table:table-row table:style-name="ro1">
          <table:table-cell/>
          <table:table-cell office:value-type="string" calcext:value-type="string">
            <text:p>Sistema notifica mediante correo electrónico el estado del job</text:p>
          </table:table-cell>
        </table:table-row>
        <table:table-row table:style-name="ro1">
          <table:table-cell/>
          <table:table-cell office:value-type="string" calcext:value-type="string">
            <text:p>Sistema habilita item para evaluar avance del job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25, CU02, CU21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53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Finalizar un Job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Finalizar un Job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Job en estado de ejecución o en esper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Job en estado finalizad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SC recibe petición de finalizar job</text:p>
          </table:table-cell>
          <table:table-cell/>
        </table:table-row>
        <table:table-row table:style-name="ro1">
          <table:table-cell office:value-type="string" calcext:value-type="string">
            <text:p>SC recibe la data</text:p>
          </table:table-cell>
          <table:table-cell office:value-type="string" calcext:value-type="string">
            <text:p>Sistema procesa la información y finaliza el job</text:p>
          </table:table-cell>
        </table:table-row>
        <table:table-row table:style-name="ro1">
          <table:table-cell/>
          <table:table-cell office:value-type="string" calcext:value-type="string">
            <text:p>Sistema des encola el job</text:p>
          </table:table-cell>
        </table:table-row>
        <table:table-row table:style-name="ro1">
          <table:table-cell/>
          <table:table-cell office:value-type="string" calcext:value-type="string">
            <text:p>Sistema almacena en sistema persistente los atributos del job</text:p>
          </table:table-cell>
        </table:table-row>
        <table:table-row table:style-name="ro1">
          <table:table-cell/>
          <table:table-cell office:value-type="string" calcext:value-type="string">
            <text:p>Sistema notifica mediante correo electrónico el estado del job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25, CU02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75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ditar un Job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ditar un Job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Job en estado de ejecución o en esper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Job con cambio de estado generad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SC recibe petición de editar estado de job</text:p>
          </table:table-cell>
          <table:table-cell/>
        </table:table-row>
        <table:table-row table:style-name="ro1">
          <table:table-cell office:value-type="string" calcext:value-type="string">
            <text:p>SC recibe la data</text:p>
          </table:table-cell>
          <table:table-cell office:value-type="string" calcext:value-type="string">
            <text:p>Sistema procesa la información y edita el job</text:p>
          </table:table-cell>
        </table:table-row>
        <table:table-row table:style-name="ro1">
          <table:table-cell/>
          <table:table-cell office:value-type="string" calcext:value-type="string">
            <text:p>Sistema cambia estado de proceso en gestor de colas</text:p>
          </table:table-cell>
        </table:table-row>
        <table:table-row table:style-name="ro1">
          <table:table-cell/>
          <table:table-cell office:value-type="string" calcext:value-type="string">
            <text:p>Sistema almacena en sistema persistente los atributos del job</text:p>
          </table:table-cell>
        </table:table-row>
        <table:table-row table:style-name="ro1">
          <table:table-cell/>
          <table:table-cell office:value-type="string" calcext:value-type="string">
            <text:p>Sistema notifica mediante correo electrónico el estado del job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25, CU02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7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Mostrar estado de cola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Mostrar estado de col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Mostrar el estado de los trabajos en el sistema de cola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visualización de estado de colas en esper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Solicitud respondida</text:p>
          </table:table-cell>
        </table:table-row>
        <table:table-row table:style-name="ro1">
          <table:table-cell office:value-type="string" calcext:value-type="string">
            <text:p>SC recibe petición de mostrar estado de colas</text:p>
          </table:table-cell>
          <table:table-cell/>
        </table:table-row>
        <table:table-row table:style-name="ro1">
          <table:table-cell office:value-type="string" calcext:value-type="string">
            <text:p>SC recupera el estado de los jobs</text:p>
          </table:table-cell>
          <table:table-cell/>
        </table:table-row>
        <table:table-row table:style-name="ro1">
          <table:table-cell office:value-type="string" calcext:value-type="string">
            <text:p>SC procesa la información en formato JSON</text:p>
          </table:table-cell>
          <table:table-cell/>
        </table:table-row>
        <table:table-row table:style-name="ro1">
          <table:table-cell office:value-type="string" calcext:value-type="string">
            <text:p>SC envía respue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</text:p>
          </table:table-cell>
        </table:table-row>
        <table:table-row table:style-name="ro1">
          <table:table-cell/>
          <table:table-cell office:value-type="string" calcext:value-type="string">
            <text:p>Sistema crea gráfico resumen con los procesos y sus estados</text:p>
          </table:table-cell>
        </table:table-row>
        <table:table-row table:style-name="ro1">
          <table:table-cell/>
          <table:table-cell office:value-type="string" calcext:value-type="string">
            <text:p>Sistema crea datatable con el resumen de los procesos</text:p>
          </table:table-cell>
        </table:table-row>
        <table:table-row table:style-name="ro1">
          <table:table-cell/>
          <table:table-cell office:value-type="string" calcext:value-type="string">
            <text:p>Sistema despliega los resultados en la vis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25, CU02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7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Notificar estados de proces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Notificar estados de proces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Notificar vía correo electrónico el estado de un proces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notificación de estado de Job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Solicitud respondida</text:p>
          </table:table-cell>
        </table:table-row>
        <table:table-row table:style-name="ro1">
          <table:table-cell office:value-type="string" calcext:value-type="string">
            <text:p>Sistema recibe solicitud de notificación de estado de proceso</text:p>
          </table:table-cell>
          <table:table-cell/>
        </table:table-row>
        <table:table-row table:style-name="ro1">
          <table:table-cell office:value-type="string" calcext:value-type="string">
            <text:p>Sistema chequea el estado y lo registra</text:p>
          </table:table-cell>
          <table:table-cell/>
        </table:table-row>
        <table:table-row table:style-name="ro1">
          <table:table-cell office:value-type="string" calcext:value-type="string">
            <text:p>Sistema envía respuesta en formato J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</text:p>
          </table:table-cell>
        </table:table-row>
        <table:table-row table:style-name="ro1">
          <table:table-cell/>
          <table:table-cell office:value-type="string" calcext:value-type="string">
            <text:p>Sistema envía petición de notificación al gestor de correos</text:p>
          </table:table-cell>
        </table:table-row>
        <table:table-row table:style-name="ro1">
          <table:table-cell/>
          <table:table-cell office:value-type="string" calcext:value-type="string">
            <text:p>Sistema genera correo y notifica al usuario</text:p>
          </table:table-cell>
        </table:table-row>
        <table:table-row table:style-name="ro1">
          <table:table-cell/>
          <table:table-cell office:value-type="string" calcext:value-type="string">
            <text:p>Sistema registra el estado del proceso en almacenamiento persistente</text:p>
          </table:table-cell>
        </table:table-row>
        <table:table-row table:style-name="ro1">
          <table:table-cell/>
          <table:table-cell office:value-type="string" calcext:value-type="string">
            <text:p>Sistema registra el estado del proceso en sistema Log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2, CU21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77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Notificar finalización de Job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Notificar finalización de Job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Notificar vía correo electrónico la finalización de un proces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notificación de estado de Job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Solicitud respondida</text:p>
          </table:table-cell>
        </table:table-row>
        <table:table-row table:style-name="ro1">
          <table:table-cell office:value-type="string" calcext:value-type="string">
            <text:p>Sistema recibe solicitud de notificación de finalización de proceso</text:p>
          </table:table-cell>
          <table:table-cell/>
        </table:table-row>
        <table:table-row table:style-name="ro1">
          <table:table-cell office:value-type="string" calcext:value-type="string">
            <text:p>Sistema chequea el estado y lo registra</text:p>
          </table:table-cell>
          <table:table-cell/>
        </table:table-row>
        <table:table-row table:style-name="ro1">
          <table:table-cell office:value-type="string" calcext:value-type="string">
            <text:p>Sistema envía respuesta en formato JSON</text:p>
          </table:table-cell>
          <table:table-cell/>
        </table:table-row>
        <table:table-row table:style-name="ro1">
          <table:table-cell office:value-type="string" calcext:value-type="string">
            <text:p>SC finaliza jo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</text:p>
          </table:table-cell>
        </table:table-row>
        <table:table-row table:style-name="ro1">
          <table:table-cell/>
          <table:table-cell office:value-type="string" calcext:value-type="string">
            <text:p>Sistema envía petición de notificación al gestor de correos</text:p>
          </table:table-cell>
        </table:table-row>
        <table:table-row table:style-name="ro1">
          <table:table-cell/>
          <table:table-cell office:value-type="string" calcext:value-type="string">
            <text:p>Sistema genera correo y notifica al usuario</text:p>
          </table:table-cell>
        </table:table-row>
        <table:table-row table:style-name="ro1">
          <table:table-cell/>
          <table:table-cell office:value-type="string" calcext:value-type="string">
            <text:p>Sistema registra el estado del proceso en almacenamiento persistente</text:p>
          </table:table-cell>
        </table:table-row>
        <table:table-row table:style-name="ro1">
          <table:table-cell/>
          <table:table-cell office:value-type="string" calcext:value-type="string">
            <text:p>Sistema registra el estado del proceso en sistema Log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2, CU21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78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evisar procesos en cola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Revisar procesos en col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Revisar procesos en cola y determinar si es necesario cambiar estado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Revisión de procesos requer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Revisión de procesos realizada</text:p>
          </table:table-cell>
        </table:table-row>
        <table:table-row table:style-name="ro1">
          <table:table-cell office:value-type="string" calcext:value-type="string">
            <text:p>SC recibe solicitud de revisar sus procesos</text:p>
          </table:table-cell>
          <table:table-cell/>
        </table:table-row>
        <table:table-row table:style-name="ro1">
          <table:table-cell office:value-type="string" calcext:value-type="string">
            <text:p>SC revisa los estados de todos los procesos</text:p>
          </table:table-cell>
          <table:table-cell/>
        </table:table-row>
        <table:table-row table:style-name="ro1">
          <table:table-cell office:value-type="string" calcext:value-type="string">
            <text:p>SC evalúa el tiempo de espera de cada proceso</text:p>
          </table:table-cell>
          <table:table-cell/>
        </table:table-row>
        <table:table-row table:style-name="ro1">
          <table:table-cell office:value-type="string" calcext:value-type="string">
            <text:p>SC evalúa el tiempo de ejecución de cada proceso</text:p>
          </table:table-cell>
          <table:table-cell/>
        </table:table-row>
        <table:table-row table:style-name="ro1">
          <table:table-cell office:value-type="string" calcext:value-type="string">
            <text:p>SC evalúa la prioridad de cada proceso</text:p>
          </table:table-cell>
          <table:table-cell/>
        </table:table-row>
        <table:table-row table:style-name="ro1">
          <table:table-cell office:value-type="string" calcext:value-type="string">
            <text:p>SC determina qué procesos finalizar</text:p>
          </table:table-cell>
          <table:table-cell/>
        </table:table-row>
        <table:table-row table:style-name="ro1">
          <table:table-cell office:value-type="string" calcext:value-type="string">
            <text:p>SC finaliza jobs</text:p>
          </table:table-cell>
          <table:table-cell/>
        </table:table-row>
        <table:table-row table:style-name="ro1">
          <table:table-cell office:value-type="string" calcext:value-type="string">
            <text:p>SC genera resumen de revis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umen</text:p>
          </table:table-cell>
        </table:table-row>
        <table:table-row table:style-name="ro1">
          <table:table-cell/>
          <table:table-cell office:value-type="string" calcext:value-type="string">
            <text:p>Sistema notifica los cambios de estado según corresponda</text:p>
          </table:table-cell>
        </table:table-row>
        <table:table-row table:style-name="ro1">
          <table:table-cell/>
          <table:table-cell office:value-type="string" calcext:value-type="string">
            <text:p>Sistema almacena en sistema persistente los atributos del job</text:p>
          </table:table-cell>
        </table:table-row>
        <table:table-row table:style-name="ro1">
          <table:table-cell/>
          <table:table-cell office:value-type="string" calcext:value-type="string">
            <text:p>Sistema registra el estado del proceso en sistema Log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2, CU21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</table:table>
      <table:table table:name="casosUsoClasificacion" table:style-name="ta1">
        <table:table-column table:style-name="co28" table:default-cell-style-name="ce2"/>
        <table:table-column table:style-name="co29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54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Naive Baye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Naive Baye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Naive Bayes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Naive Bayes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clasificación con Naive Ba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55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KN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KNN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KNN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KNN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clasificación con KN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5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Random Forest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Random Forest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Random Forest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Random Forest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clasificación con Random For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57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AdaBoost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AdaBoost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AdaBoost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AdaBoost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clasificación con AdaBoo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58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SVM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SVM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SVM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SVM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clasificación con SV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59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NuSVC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NuSVC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NuSVC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NuSVC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clasificación con NuSV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0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MLP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MLP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MLP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MLP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clasificación con ML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Árboles de Decisió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Árboles de Decisión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Árboles de Decisión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Árboles de Decisión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clasificación con Árboles de Decis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2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validación cruzada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validación cruzad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modelos con validación cruzada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modelos con validación cruzada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algoritmos de clasificación con C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3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validación cruzada LOU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validación cruzada LOU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modelos con validación cruzada LOU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modelos con validación cruzada LOU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algoritmos de clasificación con CV L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4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Curva ROC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Curva ROC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imación de curva ROC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imación de curva ROC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aplica algoritmo de clasificación y evalúa mediante Curva RO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genera la curva ROC del proceso</text:p>
          </table:table-cell>
        </table:table-row>
        <table:table-row table:style-name="ro1">
          <table:table-cell/>
          <table:table-cell office:value-type="string" calcext:value-type="string">
            <text:p>Sistema genera la curva ROC con cada iteración del proceso de validación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5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Curva de validació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Curva validación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imación de curva de validación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imación de curva de validación <text:s/>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aplica algoritmo de clasificación y evalúa mediante Curva de validac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genera la curva validación del proceso</text:p>
          </table:table-cell>
        </table:table-row>
        <table:table-row table:style-name="ro1">
          <table:table-cell/>
          <table:table-cell office:value-type="string" calcext:value-type="string">
            <text:p>Sistema genera la curva validación con cada iteración del proceso de validación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despliega parámetros asociados a la curva de validación generad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matriz de confusió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matriz de confusión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imación de matriz de confusión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imación de matriz de confusión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aplica algoritmo de clasificación y evalúa mediante matriz de confus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genera la matriz de confusión del proceso</text:p>
          </table:table-cell>
        </table:table-row>
        <table:table-row table:style-name="ro1">
          <table:table-cell/>
          <table:table-cell office:value-type="string" calcext:value-type="string">
            <text:p>Sistema genera la matriz de confusión con cada iteración del proceso de validación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7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medidas de desempeñ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medidas de desempeñ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imación de medidas de desempeño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imación de medidas de desempeño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aplica algoritmo de clasificación y evalúa mediante medidas de desempeñ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genera las medidas de desempeño del proceso</text:p>
          </table:table-cell>
        </table:table-row>
        <table:table-row table:style-name="ro1">
          <table:table-cell/>
          <table:table-cell office:value-type="string" calcext:value-type="string">
            <text:p>Sistema genera las medidas de desempeño con cada iteración del proceso de validación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8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lojar resultados en job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Alojar resultados en job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Job sin resultados de clasificación asociado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Job con resultados de clasificación asociado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aplica algoritmo de clasificac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genera solicitud de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los resultados asociados y seleccionados por el usuario</text:p>
          </table:table-cell>
          <table:table-cell/>
        </table:table-row>
        <table:table-row table:style-name="ro1">
          <table:table-cell office:value-type="string" calcext:value-type="string">
            <text:p>SCL almacena los resultados en el área de trabajo</text:p>
          </table:table-cell>
          <table:table-cell/>
        </table:table-row>
        <table:table-row table:style-name="ro1">
          <table:table-cell office:value-type="string" calcext:value-type="string">
            <text:p>SCL notifica el término de la ejecución del proc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resultados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cambia estatus del job en modo de clasificación a procesado</text:p>
          </table:table-cell>
        </table:table-row>
        <table:table-row table:style-name="ro1">
          <table:table-cell/>
          <table:table-cell office:value-type="string" calcext:value-type="string">
            <text:p>Sistema registra en almacenamiento persistente la data asociad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25, CU26, CU02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9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Generar fase exploratoria de algoritmos de clasificació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Generar fase exploratoria de algoritmos de clasificación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fase exploratoria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Trabajo lanzado al sistema de cola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accede al entorno de fase explorato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</text:p>
          </table:table-cell>
        </table:table-row>
        <table:table-row table:style-name="ro1">
          <table:table-cell office:value-type="string" calcext:value-type="string">
            <text:p>Usuario selecciona modo de evaluación y resultados para cada modelo</text:p>
          </table:table-cell>
          <table:table-cell/>
        </table:table-row>
        <table:table-row table:style-name="ro1">
          <table:table-cell office:value-type="string" calcext:value-type="string">
            <text:p>Usuario envía el proc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 y crea el job</text:p>
          </table:table-cell>
        </table:table-row>
        <table:table-row table:style-name="ro1">
          <table:table-cell office:value-type="string" calcext:value-type="string">
            <text:p>SC genera el job y queda en modo espera</text:p>
          </table:table-cell>
          <table:table-cell/>
        </table:table-row>
        <table:table-row table:style-name="ro1">
          <table:table-cell office:value-type="string" calcext:value-type="string">
            <text:p>SC notifica el cambio de estado de job vía correo electrónico</text:p>
          </table:table-cell>
          <table:table-cell/>
        </table:table-row>
        <table:table-row table:style-name="ro1">
          <table:table-cell office:value-type="string" calcext:value-type="string">
            <text:p>SC notifica finalización de jo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cambio de estado de job</text:p>
          </table:table-cell>
        </table:table-row>
        <table:table-row table:style-name="ro1">
          <table:table-cell/>
          <table:table-cell office:value-type="string" calcext:value-type="string">
            <text:p>Sistema chequea los resultados obtenidos</text:p>
          </table:table-cell>
        </table:table-row>
        <table:table-row table:style-name="ro1">
          <table:table-cell/>
          <table:table-cell office:value-type="string" calcext:value-type="string">
            <text:p>Sistema genera histograma de medidas de desempeño por cada algoritmo</text:p>
          </table:table-cell>
        </table:table-row>
        <table:table-row table:style-name="ro1">
          <table:table-cell/>
          <table:table-cell office:value-type="string" calcext:value-type="string">
            <text:p>Sistema propone modelos según los valores en la distribución</text:p>
          </table:table-cell>
        </table:table-row>
        <table:table-row table:style-name="ro1">
          <table:table-cell/>
          <table:table-cell office:value-type="string" calcext:value-type="string">
            <text:p>Sistema almacena los resultados en el área de trabajo del usuario</text:p>
          </table:table-cell>
        </table:table-row>
        <table:table-row table:style-name="ro1">
          <table:table-cell/>
          <table:table-cell office:value-type="string" calcext:value-type="string">
            <text:p>Sistema notifica la finalización del trabajo y habilita los resultados en el área de trabaj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25, CU26, CU02, CU52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</table:table>
      <table:table table:name="casosUsoAF" table:style-name="ta1">
        <table:table-column table:style-name="co30" table:default-cell-style-name="ce2"/>
        <table:table-column table:style-name="co31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70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PCA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PC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PCA requeri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PCA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s de análisis de características</text:p>
          </table:table-cell>
          <table:table-cell/>
        </table:table-row>
        <table:table-row table:style-name="ro1">
          <table:table-cell office:value-type="string" calcext:value-type="string">
            <text:p>Usuario selecciona opción de P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</table:table-row>
        <table:table-row table:style-name="ro1">
          <table:table-cell/>
          <table:table-cell office:value-type="string" calcext:value-type="string">
            <text:p>Sistema procesa solicitud y genera requerimiento al SCL</text:p>
          </table:table-cell>
        </table:table-row>
        <table:table-row table:style-name="ro1">
          <table:table-cell office:value-type="string" calcext:value-type="string">
            <text:p>SCL recibe la solicitud </text:p>
          </table:table-cell>
          <table:table-cell/>
        </table:table-row>
        <table:table-row table:style-name="ro1">
          <table:table-cell office:value-type="string" calcext:value-type="string">
            <text:p>SCL implementa PCA a set de datos</text:p>
          </table:table-cell>
          <table:table-cell/>
        </table:table-row>
        <table:table-row table:style-name="ro1">
          <table:table-cell office:value-type="string" calcext:value-type="string">
            <text:p>SCL recolecta las principales componentes y su aporte a la varianza</text:p>
          </table:table-cell>
          <table:table-cell/>
        </table:table-row>
        <table:table-row table:style-name="ro1">
          <table:table-cell office:value-type="string" calcext:value-type="string">
            <text:p>SCL recolecta las principales características</text:p>
          </table:table-cell>
          <table:table-cell/>
        </table:table-row>
        <table:table-row table:style-name="ro1">
          <table:table-cell office:value-type="string" calcext:value-type="string">
            <text:p>SCL genera respuesta en JSON</text:p>
          </table:table-cell>
          <table:table-cell/>
        </table:table-row>
        <table:table-row table:style-name="ro1">
          <table:table-cell office:value-type="string" calcext:value-type="string">
            <text:p>SCL envía respuest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del SCL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crea gráfico de aporte a la varianza por componente</text:p>
          </table:table-cell>
        </table:table-row>
        <table:table-row table:style-name="ro1">
          <table:table-cell/>
          <table:table-cell office:value-type="string" calcext:value-type="string">
            <text:p>Sistema crea gráfico de aporte a la varianza por característica</text:p>
          </table:table-cell>
        </table:table-row>
        <table:table-row table:style-name="ro1">
          <table:table-cell/>
          <table:table-cell office:value-type="string" calcext:value-type="string">
            <text:p>Sistema genera ranking de característica en forma de datatable</text:p>
          </table:table-cell>
        </table:table-row>
        <table:table-row table:style-name="ro1">
          <table:table-cell/>
          <table:table-cell office:value-type="string" calcext:value-type="string">
            <text:p>Sistema despliega resultados en la vis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PCA al set de datos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7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Deformaciones de Espaci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Deformaciones de Espac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análisis por deformación de espacio requeri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análisis por deformación de espacio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s de análisis de características</text:p>
          </table:table-cell>
          <table:table-cell/>
        </table:table-row>
        <table:table-row table:style-name="ro1">
          <table:table-cell office:value-type="string" calcext:value-type="string">
            <text:p>Usuario selecciona opción de deformación de espac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</table:table-row>
        <table:table-row table:style-name="ro1">
          <table:table-cell/>
          <table:table-cell office:value-type="string" calcext:value-type="string">
            <text:p>Sistema procesa solicitud y genera requerimiento al SCL</text:p>
          </table:table-cell>
        </table:table-row>
        <table:table-row table:style-name="ro1">
          <table:table-cell office:value-type="string" calcext:value-type="string">
            <text:p>SCL recibe la solicitud </text:p>
          </table:table-cell>
          <table:table-cell/>
        </table:table-row>
        <table:table-row table:style-name="ro1">
          <table:table-cell office:value-type="string" calcext:value-type="string">
            <text:p>SCL implementa Random Forest <text:s/>para set de datos</text:p>
          </table:table-cell>
          <table:table-cell/>
        </table:table-row>
        <table:table-row table:style-name="ro1">
          <table:table-cell office:value-type="string" calcext:value-type="string">
            <text:p>SCL recolecta las principales características y su aporte</text:p>
          </table:table-cell>
          <table:table-cell/>
        </table:table-row>
        <table:table-row table:style-name="ro1">
          <table:table-cell office:value-type="string" calcext:value-type="string">
            <text:p>SCL recolecta las características menos relevantes</text:p>
          </table:table-cell>
          <table:table-cell/>
        </table:table-row>
        <table:table-row table:style-name="ro1">
          <table:table-cell office:value-type="string" calcext:value-type="string">
            <text:p>SCL genera respuesta en JSON</text:p>
          </table:table-cell>
          <table:table-cell/>
        </table:table-row>
        <table:table-row table:style-name="ro1">
          <table:table-cell office:value-type="string" calcext:value-type="string">
            <text:p>SCL envía respuest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del SCL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crea gráfico de aporte a la clasificación de características</text:p>
          </table:table-cell>
        </table:table-row>
        <table:table-row table:style-name="ro1">
          <table:table-cell/>
          <table:table-cell office:value-type="string" calcext:value-type="string">
            <text:p>Sistema crea gráfico de aporte negativo a la clasificación de características</text:p>
          </table:table-cell>
        </table:table-row>
        <table:table-row table:style-name="ro1">
          <table:table-cell/>
          <table:table-cell office:value-type="string" calcext:value-type="string">
            <text:p>Sistema genera ranking de característica en forma de datatable</text:p>
          </table:table-cell>
        </table:table-row>
        <table:table-row table:style-name="ro1">
          <table:table-cell/>
          <table:table-cell office:value-type="string" calcext:value-type="string">
            <text:p>Sistema despliega resultados en la vis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Deformación de Espacio al set de datos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72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s de Mutual Informatio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s de Mutual Information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análisis mediante Mutual Information requeri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análisis mediante Mutual Information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s de análisis de características</text:p>
          </table:table-cell>
          <table:table-cell/>
        </table:table-row>
        <table:table-row table:style-name="ro1">
          <table:table-cell office:value-type="string" calcext:value-type="string">
            <text:p>Usuario selecciona opción de Mutual In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</table:table-row>
        <table:table-row table:style-name="ro1">
          <table:table-cell/>
          <table:table-cell office:value-type="string" calcext:value-type="string">
            <text:p>Sistema procesa solicitud y genera requerimiento al SCL</text:p>
          </table:table-cell>
        </table:table-row>
        <table:table-row table:style-name="ro1">
          <table:table-cell office:value-type="string" calcext:value-type="string">
            <text:p>SCL recibe la solicitud </text:p>
          </table:table-cell>
          <table:table-cell/>
        </table:table-row>
        <table:table-row table:style-name="ro1">
          <table:table-cell office:value-type="string" calcext:value-type="string">
            <text:p>SCL implementa Mutual Information <text:s/>para set de datos</text:p>
          </table:table-cell>
          <table:table-cell/>
        </table:table-row>
        <table:table-row table:style-name="ro1">
          <table:table-cell office:value-type="string" calcext:value-type="string">
            <text:p>SCL recolecta las principales características y su aporte</text:p>
          </table:table-cell>
          <table:table-cell/>
        </table:table-row>
        <table:table-row table:style-name="ro1">
          <table:table-cell office:value-type="string" calcext:value-type="string">
            <text:p>SCL recolecta las características menos relevantes</text:p>
          </table:table-cell>
          <table:table-cell/>
        </table:table-row>
        <table:table-row table:style-name="ro1">
          <table:table-cell office:value-type="string" calcext:value-type="string">
            <text:p>SCL genera respuesta en JSON</text:p>
          </table:table-cell>
          <table:table-cell/>
        </table:table-row>
        <table:table-row table:style-name="ro1">
          <table:table-cell office:value-type="string" calcext:value-type="string">
            <text:p>SCL envía respuest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del SCL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crea gráfico de aporte a la clasificación de características</text:p>
          </table:table-cell>
        </table:table-row>
        <table:table-row table:style-name="ro1">
          <table:table-cell/>
          <table:table-cell office:value-type="string" calcext:value-type="string">
            <text:p>Sistema crea gráfico de aporte negativo a la clasificación de características</text:p>
          </table:table-cell>
        </table:table-row>
        <table:table-row table:style-name="ro1">
          <table:table-cell/>
          <table:table-cell office:value-type="string" calcext:value-type="string">
            <text:p>Sistema genera ranking de característica en forma de datatable</text:p>
          </table:table-cell>
        </table:table-row>
        <table:table-row table:style-name="ro1">
          <table:table-cell/>
          <table:table-cell office:value-type="string" calcext:value-type="string">
            <text:p>Sistema despliega resultados en la vis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Mutual Information al set de datos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73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de correlacione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de correlacione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análisis mediante Correlaciones requeri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análisis mediante Correlaciones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s de análisis de características</text:p>
          </table:table-cell>
          <table:table-cell/>
        </table:table-row>
        <table:table-row table:style-name="ro1">
          <table:table-cell office:value-type="string" calcext:value-type="string">
            <text:p>Usuario selecciona opción de Correlacio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</table:table-row>
        <table:table-row table:style-name="ro1">
          <table:table-cell/>
          <table:table-cell office:value-type="string" calcext:value-type="string">
            <text:p>Sistema procesa solicitud y genera requerimiento al SCL</text:p>
          </table:table-cell>
        </table:table-row>
        <table:table-row table:style-name="ro1">
          <table:table-cell office:value-type="string" calcext:value-type="string">
            <text:p>SCL recibe la solicitud </text:p>
          </table:table-cell>
          <table:table-cell/>
        </table:table-row>
        <table:table-row table:style-name="ro1">
          <table:table-cell office:value-type="string" calcext:value-type="string">
            <text:p>SCL implementa Matriz de correlación <text:s/>para set de datos</text:p>
          </table:table-cell>
          <table:table-cell/>
        </table:table-row>
        <table:table-row table:style-name="ro1">
          <table:table-cell office:value-type="string" calcext:value-type="string">
            <text:p>SCL recolecta las características no correlacionadas entre sí</text:p>
          </table:table-cell>
          <table:table-cell/>
        </table:table-row>
        <table:table-row table:style-name="ro1">
          <table:table-cell office:value-type="string" calcext:value-type="string">
            <text:p>SCL recolecta las características correlacionadas entre sí</text:p>
          </table:table-cell>
          <table:table-cell/>
        </table:table-row>
        <table:table-row table:style-name="ro1">
          <table:table-cell office:value-type="string" calcext:value-type="string">
            <text:p>SCL genera heat map con las correlaciones entre los atributos</text:p>
          </table:table-cell>
          <table:table-cell/>
        </table:table-row>
        <table:table-row table:style-name="ro1">
          <table:table-cell office:value-type="string" calcext:value-type="string">
            <text:p>SCL genera respuesta en JSON</text:p>
          </table:table-cell>
          <table:table-cell/>
        </table:table-row>
        <table:table-row table:style-name="ro1">
          <table:table-cell office:value-type="string" calcext:value-type="string">
            <text:p>SCL envía respuest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del SCL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crea gráfico de correlaciones y atributos</text:p>
          </table:table-cell>
        </table:table-row>
        <table:table-row table:style-name="ro1">
          <table:table-cell/>
          <table:table-cell office:value-type="string" calcext:value-type="string">
            <text:p>Sistema crea gráfico de atributos no relacionados</text:p>
          </table:table-cell>
        </table:table-row>
        <table:table-row table:style-name="ro1">
          <table:table-cell/>
          <table:table-cell office:value-type="string" calcext:value-type="string">
            <text:p>Sistema crea matriz heat map más dendrograma de atributos</text:p>
          </table:table-cell>
        </table:table-row>
        <table:table-row table:style-name="ro1">
          <table:table-cell/>
          <table:table-cell office:value-type="string" calcext:value-type="string">
            <text:p>Sistema despliega resultados en la vis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Matriz de correlación al set de datos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74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s basados en distribuciones bayesiana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s basados en distribuciones bayesiana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análisis mediante distribuciones bayesianas requeri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análisis mediante distribuciones bayesianas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s de análisis de características</text:p>
          </table:table-cell>
          <table:table-cell/>
        </table:table-row>
        <table:table-row table:style-name="ro1">
          <table:table-cell office:value-type="string" calcext:value-type="string">
            <text:p>Usuario selecciona opción de distribuciones bayesian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</table:table-row>
        <table:table-row table:style-name="ro1">
          <table:table-cell/>
          <table:table-cell office:value-type="string" calcext:value-type="string">
            <text:p>Sistema procesa solicitud y genera requerimiento al SCL</text:p>
          </table:table-cell>
        </table:table-row>
        <table:table-row table:style-name="ro1">
          <table:table-cell office:value-type="string" calcext:value-type="string">
            <text:p>SCL recibe la solicitud </text:p>
          </table:table-cell>
          <table:table-cell/>
        </table:table-row>
        <table:table-row table:style-name="ro1">
          <table:table-cell office:value-type="string" calcext:value-type="string">
            <text:p>SCL implementa distribuciones bayesianas <text:s/>para set de datos</text:p>
          </table:table-cell>
          <table:table-cell/>
        </table:table-row>
        <table:table-row table:style-name="ro1">
          <table:table-cell office:value-type="string" calcext:value-type="string">
            <text:p>SCL recolecta las principales características y su aporte</text:p>
          </table:table-cell>
          <table:table-cell/>
        </table:table-row>
        <table:table-row table:style-name="ro1">
          <table:table-cell office:value-type="string" calcext:value-type="string">
            <text:p>SCL recolecta las características menos relevantes</text:p>
          </table:table-cell>
          <table:table-cell/>
        </table:table-row>
        <table:table-row table:style-name="ro1">
          <table:table-cell office:value-type="string" calcext:value-type="string">
            <text:p>SCL genera respuesta en JSON</text:p>
          </table:table-cell>
          <table:table-cell/>
        </table:table-row>
        <table:table-row table:style-name="ro1">
          <table:table-cell office:value-type="string" calcext:value-type="string">
            <text:p>SCL envía respuest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del SCL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crea gráfico de aporte a la clasificación de características</text:p>
          </table:table-cell>
        </table:table-row>
        <table:table-row table:style-name="ro1">
          <table:table-cell/>
          <table:table-cell office:value-type="string" calcext:value-type="string">
            <text:p>Sistema crea gráfico de aporte negativo a la clasificación de características</text:p>
          </table:table-cell>
        </table:table-row>
        <table:table-row table:style-name="ro1">
          <table:table-cell/>
          <table:table-cell office:value-type="string" calcext:value-type="string">
            <text:p>Sistema genera ranking de característica en forma de datatable</text:p>
          </table:table-cell>
        </table:table-row>
        <table:table-row table:style-name="ro1">
          <table:table-cell/>
          <table:table-cell office:value-type="string" calcext:value-type="string">
            <text:p>Sistema despliega resultados en la vis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distribuciones bayesianas al set de datos, se notifica por las vías establecid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-00-0000</text:date>, <text:time style:data-style-name="N2" text:time-value="23:01:05.3965650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6:53:04.000834142</meta:creation-date>
    <dc:date>2018-09-26T23:30:07.574392529</dc:date>
    <meta:editing-duration>P2DT4H14M39S</meta:editing-duration>
    <meta:editing-cycles>51</meta:editing-cycles>
    <meta:generator>LibreOffice/5.1.6.2$Linux_X86_64 LibreOffice_project/10m0$Build-2</meta:generator>
    <meta:document-statistic meta:table-count="15" meta:cell-count="2474" meta:object-count="0"/>
  </office:meta>
</office:document-meta>
</file>